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fo:background-color="#ffff0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70pt" fo:font-weight="bold" style:font-size-asian="70pt" style:font-weight-asian="bold" style:font-size-complex="70pt" style:font-weight-complex="bold"/>
    </style:style>
    <style:style style:name="P4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1">
      <style:text-properties style:text-line-through-style="none"/>
    </style:style>
    <style:style style:name="P14" style:family="paragraph" style:parent-style-name="Standard" style:list-style-name="L9">
      <style:text-properties style:text-line-through-style="none"/>
    </style:style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fo:font-weight="bold" style:font-weight-asian="bold" style:font-weight-complex="bold"/>
    </style:style>
    <style:style style:name="T4" style:family="text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study report, associated with an analysis phasis.</text:p>
      <text:p text:style-name="Standard"/>
      <text:p text:style-name="Standard">What would be in this report : pre-study, general specification, first schedule of tasks (around 20 pages). No UML (report 2).</text:p>
      <text:p text:style-name="Standard"/>
      <text:p text:style-name="P2">First draft : October, 15<text:span text:style-name="T1">th</text:span></text:p>
      <text:p text:style-name="P2">Last draft : October, 23<text:span text:style-name="T1">th</text:span></text:p>
      <text:p text:style-name="Standard"/>
      <text:p text:style-name="P1">Summary (what we have decided)</text:p>
      <text:p text:style-name="Standard"/>
      <text:p text:style-name="Standard">Introduction : Interest of the project without going too deep (Dan)</text:p>
      <text:list xml:id="list2234797960951900320" text:style-name="L1">
        <text:list-item>
          <text:p text:style-name="P5">Presentation of our project (breve interest of AI, goals of the project) (Gabriel)</text:p>
        </text:list-item>
        <text:list-item>
          <text:p text:style-name="P5">Algorithm MCTS (Benoit)</text:p>
        </text:list-item>
        <text:list-item>
          <text:p text:style-name="P5">Presentation of our game (Moves, Arimaa designed to be complex for computer) (Gabriel)</text:p>
        </text:list-item>
        <text:list-item>
          <text:p text:style-name="P5">"Etat de l'art" of Arimaa (latest computing calculus improvements) and MCTS results (Study of the Game Go) (Benoit)</text:p>
        </text:list-item>
        <text:list-item>
          <text:p text:style-name="P5"><text:s/>Strategy of root parallélisation (Mikail)</text:p>
        </text:list-item>
        <text:list-item>
          <text:p text:style-name="P5">Solutions/Software used for our project (Open MP, C++, Grid 5000) (Baptiste)</text:p>
        </text:list-item>
        <text:list-item>
          <text:p text:style-name="P5">Final realisations of our project : What we will do with it (Dan)</text:p>
        </text:list-item>
        <text:list-item>
          <text:p text:style-name="P5">Tasks' schedule (MS Project) - organisation (Baptiste)</text:p>
        </text:list-item>
        <text:list-item>
          <text:p text:style-name="P5">Bibliography (Mikail)</text:p>
        </text:list-item>
      </text:list>
      <text:p text:style-name="Standard">Conclusion : recap of the report (Dan)</text:p>
      <text:p text:style-name="Standard"/>
      <text:p text:style-name="Standard">Re-reading of the document (Dan)</text:p>
      <text:p text:style-name="Standard">Correcting grammar mistakes (Everyone)</text:p>
      <text:p text:style-name="Standard">Main font : Times New Roman, 12, Justified</text:p>
      <text:p text:style-name="Standard"/>
      <text:p text:style-name="Standard"/>
      <text:p text:style-name="Standard"/>
      <text:p text:style-name="P3">Go to next page</text:p>
      <text:p text:style-name="P4">Table of contents : (to discuss)</text:p>
      <text:p text:style-name="Standard"/>
      <text:p text:style-name="Standard"><text:span text:style-name="T2">Introduction</text:span> : (Dan)</text:p>
      <text:list xml:id="list1905814356281846462" text:style-name="L2">
        <text:list-header>
          <text:p text:style-name="P6">Interest of the project :</text:p>
        </text:list-header>
        <text:list-item>
          <text:p text:style-name="P6">Beat a human on 6 matches with an artificial intelligence <text:span text:style-name="T4">(not us</text:span></text:p>
        </text:list-item>
        <text:list-item>
          <text:p text:style-name="P6">Discover MCTS programming</text:p>
        </text:list-item>
        <text:list-item>
          <text:p text:style-name="P6">Understand parallelization computing <text:span text:style-name="T4">1p everybody should understand it insa level</text:span></text:p>
          <text:p text:style-name="P6"/>
        </text:list-item>
      </text:list>
      <text:list xml:id="list37226446" text:continue-list="list2234797960951900320" text:style-name="L1">
        <text:list-item text:start-value="1">
          <text:p text:style-name="P5"><text:span text:style-name="T2">Presentation of our project</text:span> (Gabriel) :</text:p>
        </text:list-item>
      </text:list>
      <text:list xml:id="list1921372779499541335" text:style-name="L3">
        <text:list-item>
          <text:p text:style-name="P7">Why design an Artificial Intelligence, at what level ? (nor Tic Tac Toe, nor Chess)</text:p>
        </text:list-item>
        <text:list-item>
          <text:p text:style-name="P7">Why use MCTS and parallelization programming (superficial), Calculations, our algorithm, building trees</text:p>
        </text:list-item>
        <text:list-item>
          <text:p text:style-name="P7">Goal of the project (a AI with MCTS computing, see 4INFO project manual)</text:p>
        </text:list-item>
      </text:list>
      <text:p text:style-name="Standard"/>
      <text:list xml:id="list37209981" text:continue-list="list37226446" text:style-name="L1">
        <text:list-item>
          <text:p text:style-name="P5"><text:span text:style-name="T2">Algorithm MCTS</text:span> (Benoit) :</text:p>
        </text:list-item>
      </text:list>
      <text:list xml:id="list1473177911566998545" text:style-name="L4">
        <text:list-item>
          <text:p text:style-name="P8">What is MCTS (start with easy explanation)</text:p>
        </text:list-item>
        <text:list-item>
          <text:p text:style-name="P8">Why use MCTS (game in general)</text:p>
        </text:list-item>
        <text:list-item>
          <text:p text:style-name="P8">How to use it (we need computing power)</text:p>
          <text:p text:style-name="P8"/>
        </text:list-item>
      </text:list>
      <text:list xml:id="list37221648" text:continue-list="list37209981" text:style-name="L1">
        <text:list-item>
          <text:p text:style-name="P5"><text:span text:style-name="T2">Presentation of Arimaa</text:span> (Moves, Arimaa designed to be complex for computer) (Gabriel) :</text:p>
        </text:list-item>
      </text:list>
      <text:list xml:id="list115106881447856553" text:style-name="L5">
        <text:list-item>
          <text:p text:style-name="P9">Why have we chosen it ? (impossible to solve, not much studied)</text:p>
        </text:list-item>
        <text:list-item>
          <text:p text:style-name="P9">Moves (almost every one of them with screenshots of your game)</text:p>
        </text:list-item>
        <text:list-item>
          <text:p text:style-name="P9">How to win ? <text:span text:style-name="T4">34</text:span></text:p>
        </text:list-item>
      </text:list>
      <text:p text:style-name="Standard"/>
      <text:list xml:id="list37222253" text:continue-list="list37221648" text:style-name="L1">
        <text:list-item>
          <text:p text:style-name="P5"><text:span text:style-name="T2">"Etat de l'art" of Arimaa and MCTS results</text:span> (Benoit) :</text:p>
        </text:list-item>
      </text:list>
      <text:list xml:id="list1555828234525244674" text:style-name="L6">
        <text:list-item>
          <text:p text:style-name="P10">Arima computing AI thesis recap (what has been done on Arimaa so far)</text:p>
        </text:list-item>
        <text:list-item>
          <text:p text:style-name="P10">MCTS thesis recap (report results game GO) <text:span text:style-name="T4">45</text:span></text:p>
          <text:p text:style-name="P10"/>
        </text:list-item>
      </text:list>
      <text:list xml:id="list37231700" text:continue-list="list37222253" text:style-name="L1">
        <text:list-item>
          <text:p text:style-name="P5"><text:span text:style-name="T2">Strategy of root parallelization</text:span> (Mikail) :</text:p>
        </text:list-item>
      </text:list>
      <text:list xml:id="list1985560373973107152" text:style-name="L7">
        <text:list-item>
          <text:p text:style-name="P11">Three type of parallelization (presentation of the three)</text:p>
        </text:list-item>
        <text:list-item>
          <text:p text:style-name="P11">Tests parallelization : What is the best of the three</text:p>
        </text:list-item>
        <text:list-item>
          <text:p text:style-name="P11">Hybrid parallelization ? Is it worthy ? <text:span text:style-name="T4">State of the art</text:span></text:p>
          <text:p text:style-name="P11"/>
        </text:list-item>
      </text:list>
      <text:list xml:id="list37224994" text:continue-list="list37231700" text:style-name="L1">
        <text:list-item>
          <text:p text:style-name="P5"><text:span text:style-name="T2">Solutions/Software used for our project</text:span> (Baptiste) :</text:p>
        </text:list-item>
      </text:list>
      <text:list xml:id="list550969560139477455" text:style-name="L8">
        <text:list-item>
          <text:p text:style-name="P12">OpenMP VS C++11</text:p>
        </text:list-item>
        <text:list-item>
          <text:p text:style-name="P12">Special C++ library (boost – delete is not useful)</text:p>
        </text:list-item>
        <text:list-item>
          <text:p text:style-name="P12">Microsoft Visual Studio 2011 (Gabriel Arimaa's application)</text:p>
        </text:list-item>
        <text:list-item>
          <text:p text:style-name="P12">MPI technology</text:p>
        </text:list-item>
        <text:list-item>
          <text:p text:style-name="P12">Grid5000 (just explain what it is)</text:p>
        </text:list-item>
        <text:list-item>
          <text:p text:style-name="P12">Zotero/Jabref for bibliography</text:p>
        </text:list-item>
        <text:list-item>
          <text:p text:style-name="P12">MS Project (just say that we will use it for the schedule)</text:p>
          <text:p text:style-name="P12"/>
        </text:list-item>
      </text:list>
      <text:list xml:id="list37226991" text:continue-list="list37224994" text:style-name="L1">
        <text:list-item>
          <text:p text:style-name="P13"><text:span text:style-name="T3">Final</text:span><text:span text:style-name="T2"> Next realisations of our project</text:span> (Dan) : </text:p>
        </text:list-item>
      </text:list>
      <text:list xml:id="list9179408699372008026" text:style-name="L9">
        <text:list-item>
          <text:p text:style-name="P14">about next reports (new schedule,UML, oral presentation, code, documentation)</text:p>
        </text:list-item>
        <text:list-item>
          <text:p text:style-name="P14">about final result (IA working, Grid5000, beat a human)</text:p>
        </text:list-item>
      </text:list>
      <text:list xml:id="list37216984" text:continue-list="list37226991" text:style-name="L1">
        <text:list-header>
          <text:p text:style-name="P5"/>
        </text:list-header>
        <text:list-item>
          <text:p text:style-name="P5"><text:span text:style-name="T2">Tasks' schedule</text:span> (Baptiste) :</text:p>
        </text:list-item>
      </text:list>
      <text:list xml:id="list4765736120287979982" text:style-name="L10">
        <text:list-item>
          <text:p text:style-name="P15">MS Project explain the goal of this schedule (not be late)</text:p>
        </text:list-item>
        <text:list-item>
          <text:p text:style-name="P15">Schedule</text:p>
        </text:list-item>
        <text:list-item>
          <text:p text:style-name="P15">comments if doubts to explain uncertainty</text:p>
          <text:p text:style-name="P15"><text:soft-page-break/></text:p>
        </text:list-item>
      </text:list>
      <text:list xml:id="list37221224" text:continue-list="list37216984" text:style-name="L1">
        <text:list-item>
          <text:p text:style-name="P5"><text:span text:style-name="T2">Bibliography</text:span> (Mikail) :</text:p>
        </text:list-item>
      </text:list>
      <text:list xml:id="list6762187307961466259" text:style-name="L11">
        <text:list-item>
          <text:p text:style-name="P16">Just what we use to do that (ask everyone and collect all data by yourself – GoogleDoc ?)</text:p>
          <text:p text:style-name="P16"/>
        </text:list-item>
      </text:list>
      <text:p text:style-name="Standard"><text:span text:style-name="T2">Conclusion </text:span>(Dan) :</text:p>
      <text:list xml:id="list1744862186024098125" text:style-name="L12">
        <text:list-item>
          <text:p text:style-name="P17">What we are doing</text:p>
        </text:list-item>
        <text:list-item>
          <text:p text:style-name="P17">Technologies (MCTS, parallelization)</text:p>
        </text:list-item>
        <text:list-item>
          <text:p text:style-name="P17">Important software</text:p>
        </text:list-item>
        <text:list-item>
          <text:p text:style-name="P17">What has been done --&gt; What we will 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8M53S</meta:editing-duration>
    <meta:editing-cycles>63</meta:editing-cycles>
    <meta:generator>OpenOffice/4.1.1$Win32 OpenOffice.org_project/411m6$Build-9775</meta:generator>
    <dc:date>2014-10-08T17:06:42.72</dc:date>
    <dc:creator>Benoit Viguier</dc:creator>
    <meta:document-statistic meta:table-count="0" meta:image-count="0" meta:object-count="0" meta:page-count="3" meta:paragraph-count="67" meta:word-count="577" meta:character-count="3277"/>
    <meta:user-defined meta:name="Info 1"/>
    <meta:user-defined meta:name="Info 2"/>
    <meta:user-defined meta:name="Info 3"/>
    <meta:user-defined meta:name="Info 4"/>
  </office:meta>
</office:document-meta>
</file>